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cd63" officeooo:paragraph-rsid="0002cd63"/>
    </style:style>
    <style:style style:name="P2" style:family="paragraph" style:parent-style-name="Standard">
      <style:text-properties officeooo:rsid="0002cd63" officeooo:paragraph-rsid="0003a1a7"/>
    </style:style>
    <style:style style:name="P3" style:family="paragraph" style:parent-style-name="Standard">
      <style:text-properties officeooo:paragraph-rsid="0002cd63"/>
    </style:style>
    <style:style style:name="P4" style:family="paragraph" style:parent-style-name="Standard">
      <style:text-properties officeooo:rsid="0003a1a7" officeooo:paragraph-rsid="0003a1a7"/>
    </style:style>
    <style:style style:name="P5" style:family="paragraph" style:parent-style-name="Standard">
      <style:text-properties officeooo:rsid="0003e0a6" officeooo:paragraph-rsid="0003e0a6"/>
    </style:style>
    <style:style style:name="P6" style:family="paragraph" style:parent-style-name="Standard">
      <style:text-properties officeooo:rsid="000584fb" officeooo:paragraph-rsid="000584fb"/>
    </style:style>
    <style:style style:name="P7" style:family="paragraph" style:parent-style-name="Standard">
      <style:text-properties officeooo:rsid="0006e7e8" officeooo:paragraph-rsid="0006e7e8"/>
    </style:style>
    <style:style style:name="P8" style:family="paragraph" style:parent-style-name="Standard">
      <style:text-properties officeooo:rsid="0002cd63" officeooo:paragraph-rsid="0002cd63"/>
    </style:style>
    <style:style style:name="P9" style:family="paragraph" style:parent-style-name="Standard">
      <style:text-properties officeooo:paragraph-rsid="0002cd63"/>
    </style:style>
    <style:style style:name="P10" style:family="paragraph" style:parent-style-name="Standard">
      <style:text-properties officeooo:rsid="0003a1a7" officeooo:paragraph-rsid="0003a1a7"/>
    </style:style>
    <style:style style:name="P11" style:family="paragraph" style:parent-style-name="Standard">
      <style:text-properties fo:font-weight="bold" officeooo:rsid="0007c230" officeooo:paragraph-rsid="0007c230" style:font-weight-asian="bold" style:font-weight-complex="bold"/>
    </style:style>
    <style:style style:name="P12" style:family="paragraph" style:parent-style-name="Standard">
      <style:text-properties fo:font-weight="bold" officeooo:rsid="0002cd63" officeooo:paragraph-rsid="0002cd63" style:font-weight-asian="bold" style:font-weight-complex="bold"/>
    </style:style>
    <style:style style:name="T1" style:family="text">
      <style:text-properties officeooo:rsid="0002cd63"/>
    </style:style>
    <style:style style:name="T2" style:family="text">
      <style:text-properties officeooo:rsid="00073e04"/>
    </style:style>
    <style:style style:name="T3" style:family="text">
      <style:text-properties officeooo:rsid="0007c230"/>
    </style:style>
    <style:style style:name="T4" style:family="text">
      <style:text-properties officeooo:rsid="000984a7"/>
    </style:style>
    <style:style style:name="T5" style:family="text">
      <style:text-properties officeooo:rsid="000b7519"/>
    </style:style>
    <style:style style:name="T6" style:family="text">
      <style:text-properties officeooo:rsid="000c76c1"/>
    </style:style>
    <style:style style:name="T7" style:family="text">
      <style:text-properties officeooo:rsid="000d8e00"/>
    </style:style>
    <style:style style:name="T8" style:family="text">
      <style:text-properties officeooo:rsid="000f3ad5"/>
    </style:style>
    <style:style style:name="T9" style:family="text">
      <style:text-properties officeooo:rsid="00100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slide</text:p>
      <text:p text:style-name="P1"/>
      <text:p text:style-name="P1">Cette présentation s’inscrit dans le cadre de notre démarche d’encourager les pratiques reproducibilité au labo et elle fait suite à la première présentation que l’on avait faite au labo je sais plus quand</text:p>
      <text:p text:style-name="P1"/>
      <text:p text:style-name="P3"><text:span text:style-name="T1">L’idée de la présentation c’est pas tant de vous apprendre git que de vous montrer les concepts de base, vous donner le vocabulaire nécessaire et surtout vous donner envie de </text:span><text:span text:style-name="T2">vous y mettre</text:span></text:p>
      <text:p text:style-name="P1"/>
      <text:p text:style-name="P1">La présentation va se déroule en 2 parties bblabla</text:p>
      <text:p text:style-name="P1"/>
      <text:p text:style-name="P1">N’hésitez pas à m’interrompre si vous avez des questions</text:p>
      <text:p text:style-name="P1"/>
      <text:p text:style-name="P1">----</text:p>
      <text:p text:style-name="P1"/>
      <text:p text:style-name="P11">Git</text:p>
      <text:p text:style-name="P1"/>
      <text:p text:style-name="P1">Git est un logiciel de gestion de version</text:p>
      <text:p text:style-name="P1"/>
      <text:p text:style-name="P1">Qu’est-ce que c’est la gestion de version? C’est ce que fait word avec son suivi de modification, c’est a dire que ca permet de voir l’évolution dans le temps d’un fichier donné, de voir qui a modifié quoi et quand et de pouvoir revenir en arrière à n’importe quelle étape. <text:span text:style-name="T2">Donc pour faire simple git c’est un peu comme le suivi de modif de Word mais puissance 10.</text:span></text:p>
      <text:p text:style-name="P3"/>
      <text:p text:style-name="P1">Git a été développé par le créateur de Linux pour pouvoir collaborer sur le développement de linux pour pouvoir collaborer à large échelle sur le développement de logiciel informatique et donc principalement l’écriture de code informatique</text:p>
      <text:p text:style-name="P3"/>
      <text:p text:style-name="P1">Mais cette utilisation a été bcp élargie depuis sa création, en particulier par la communauté data science pour suivre l’évolution d’<text:span text:style-name="T3">un ensemble </text:span>de fichier: docs, code etc. Cet ensemble de documents suivis au sein d’un projet git est ce qu’on appelle un repository ou repo (en francais on dit un depot je crois)</text:p>
      <text:p text:style-name="P3"/>
      <text:p text:style-name="P1">----</text:p>
      <text:p text:style-name="P1"/>
      <text:p text:style-name="P12">Que sont GitHub et GitLab</text:p>
      <text:p text:style-name="P1"/>
      <text:p text:style-name="P1">Ce sont des plateformes d’hébergement de projets git</text:p>
      <text:p text:style-name="P1"/>
      <text:p text:style-name="P1">En fait à la base git est un langage décentralisé c’est à dire chaque contributeur au projet à une copie locale. Et ce que permettent github et gitlab c’est d’avoir une copie en ligne aussi de ce repo ce qui est très pratique. <text:span text:style-name="T3">C’est peu comme un dropbox mais encore une fois, puissance 10!</text:span></text:p>
      <text:p text:style-name="P1"/>
      <text:p text:style-name="P1">Elles proposent aussi plein de services tres patiques comme…</text:p>
      <text:p text:style-name="P1"/>
      <text:p text:style-name="P1">----</text:p>
      <text:p text:style-name="P11">WHY?</text:p>
      <text:p text:style-name="P1"/>
      <text:p text:style-name="P1">La gestion de version est une des pierres angulaires de la reproducibilité en science </text:p>
      <text:p text:style-name="P1"/>
      <text:p text:style-name="P4"><text:soft-page-break/>Elle permet aux utilisateurs d’avoir un historique de l’historique d<text:span text:style-name="T3">u</text:span> développement et d<text:span text:style-name="T3">e l</text:span>’écriture de leur projet. On peut ainsi voir qu’est-ce qui a été fait quand, retracer des sources d’erreur, se remémorer les raisons d’une prise de décision etc</text:p>
      <text:p text:style-name="P4"/>
      <text:p text:style-name="P4">C’est aussi une soupape de sécurité car elle permet d’avoir une copie de son code et de ses analyses</text:p>
      <text:p text:style-name="P4"/>
      <text:p text:style-name="P4">----</text:p>
      <text:p text:style-name="P11">COMMIT</text:p>
      <text:p text:style-name="P4"/>
      <text:p text:style-name="P5">Un des actions principales dans git est ce qu’on appelle le commit</text:p>
      <text:p text:style-name="P5"/>
      <text:p text:style-name="P5">Un commit est l’action qui va permettre de prendre une capture d<text:span text:style-name="T9">e l’état d</text:span>’un fichier à un moment donné. Git ne sauvegarde pas automatiquement les modifications il faut lui préciser quand le faire, et quelles modifications référencer.</text:p>
      <text:p text:style-name="P5"/>
      <text:p text:style-name="P5"><text:span text:style-name="T5">E</text:span>t c’est la suite des commits d’un fichier qui vont <text:span text:style-name="T6">constituer son </text:span>historique, de pouvoir récupérer le fichier à un état antérieur etc</text:p>
      <text:p text:style-name="P5"/>
      <text:p text:style-name="P5"><text:span text:style-name="T7">U</text:span>n commit contient les informations suivantes: qui est l’auteur du commit, quand il l’a fait et quel commentaire a été fait</text:p>
      <text:p text:style-name="P5"/>
      <text:p text:style-name="P5"><text:span text:style-name="T8">I</text:span>l est très important de faire des commits souvent et de bien les commenter. <text:span text:style-name="T9">Ceci d’avoir un fichier qui qui a plein de petits incréments spécifiques et pas des énormes modificatiosn éparses. </text:span>Car en reprenant l’historique d’un fichier il faut qu’il soit facile de pouvoir comprendre ce qui a été fait quand et pourquoi.</text:p>
      <text:p text:style-name="P4"/>
      <text:p text:style-name="P5">Et comment marche git: il donne un identifiant unique à cahque commit (le hash) et il sauvegarde ce qu’on appelle les diff, qui sont les différences entre deux versions d’un même fichier</text:p>
      <text:p text:style-name="P2"/>
      <text:p text:style-name="P4">----</text:p>
      <text:p text:style-name="P11">PUSH-PULL</text:p>
      <text:p text:style-name="P4"/>
      <text:p text:style-name="P6">L’autre action majeure est le push et le pull</text:p>
      <text:p text:style-name="P6"/>
      <text:p text:style-name="P6">C’est ce qui permet aux collaborateurs d’un projet d’envoyer leurs modifications et de récupérer les modifications des autres collaborateurs: un push c’est envoyer ses modifications aux autres et un pull c’est récupérer les modifaications des autres</text:p>
      <text:p text:style-name="P6"/>
      <text:p text:style-name="P6">il est très important de faire des pull fréquents pour etre le plus a jour possible, et il faut faire un pull avant un push systématiquement pour s’assurer que les modifications que l’on va proposer ne sont pas en conflit avec d’eventuelles nouvelles modifications de collaborateurs</text:p>
      <text:p text:style-name="P6"/>
      <text:p text:style-name="P6">les conflits c’est le truc le plus compliqué a gérer avec git et je ne vais pas rentrer dans le détail. Mais de nos jour la plupart des interfaces git proposent une gestion de conflit assez visuelle</text:p>
      <text:p text:style-name="P6"/>
      <text:p text:style-name="P6">----</text:p>
      <text:p text:style-name="P6"/>
      <text:p text:style-name="P7">Une dernière fonctionnalité très utile sur laquelle je ne vais pas trop m’attarder est le système de branche qui est la manière don’t git gère l’existence parallèle de plusieurs versions du meme fichier est <text:soft-page-break/>la notion de branche qui n’est pas forcément fondamentale dans un processus d’analyse qui est un processus plutot linéaire, </text:p>
      <text:p text:style-name="P7"/>
      <text:p text:style-name="P7">Mais elle permet l’existence de plusisuers versions parallèles et différentes du même fichier. En général il y a une version fonctionnelle la master branch et des versions de développement qui nous permettent de faire des essais sans endommager le code fonctionnel et de pouvoir les réintégrer qd on est satisfait</text:p>
      <text:p text:style-name="P7"/>
      <text:p text:style-name="P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eu Rolland</meta:initial-creator>
    <meta:creation-date>2021-05-03T09:18:41.730029402</meta:creation-date>
    <dc:date>2021-05-03T12:06:31.594634931</dc:date>
    <dc:creator>Matthieu Rolland</dc:creator>
    <meta:editing-duration>PT1H14M31S</meta:editing-duration>
    <meta:editing-cycles>11</meta:editing-cycles>
    <meta:generator>LibreOffice/7.0.3.1$Linux_X86_64 LibreOffice_project/00$Build-1</meta:generator>
    <meta:document-statistic meta:table-count="0" meta:image-count="0" meta:object-count="0" meta:page-count="3" meta:paragraph-count="39" meta:word-count="821" meta:character-count="4858" meta:non-whitespace-character-count="4074"/>
  </office:meta>
</office:document-meta>
</file>